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6.3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6.233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5.607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966cm" fo:min-width="13.811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draw:layer="layout" svg:width="14.6cm" svg:height="8.7cm" svg:x="2.2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96cm" svg:height="1.431cm" svg:x="4.06cm" svg:y="1.2cm">
          <draw:text-box>
            <text:p><text:span text:style-name="T1">list_vt_cons(a, 2)</text:span></text:p>
          </draw:text-box>
        </draw:frame>
        <draw:custom-shape draw:style-name="gr1" draw:text-style-name="P1" draw:layer="layout" svg:width="10.9cm" svg:height="6cm" svg:x="4.7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33cm" svg:height="1.431cm" svg:x="5.693cm" svg:y="3.1cm">
          <draw:text-box>
            <text:p><text:span text:style-name="T1">list_vt_cons(a, 1)</text:span></text:p>
          </draw:text-box>
        </draw:frame>
        <draw:custom-shape draw:style-name="gr1" draw:text-style-name="P1" draw:layer="layout" svg:width="7.2cm" svg:height="3.4cm" svg:x="7.2cm" svg:y="5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207cm" svg:height="1.431cm" svg:x="7.593cm" svg:y="4.769cm">
          <draw:text-box>
            <text:p><text:span text:style-name="T1">list_vt_nil(a, 0)</text:span></text:p>
          </draw:text-box>
        </draw:frame>
        <draw:frame draw:style-name="gr5" draw:text-style-name="P3" draw:layer="layout" svg:width="14.411cm" svg:height="2.316cm" svg:x="2.3cm" svg:y="6.2cm">
          <draw:text-box>
            <text:p><text:span text:style-name="T2">(a, (a, <text:s text:c="4"/>( ) <text:s text:c="4"/>) )</text:span></text:p>
          </draw:text-box>
        </draw:frame>
        <draw:line draw:style-name="gr6" draw:text-style-name="P1" draw:layer="layout" svg:x1="1.1cm" svg:y1="8.6cm" svg:x2="17.9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0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1T16:39:43.869584781</meta:creation-date>
    <dc:title>図A4横</dc:title>
    <meta:editing-duration>PT1H54M12S</meta:editing-duration>
    <meta:editing-cycles>20</meta:editing-cycles>
    <meta:generator>LibreOffice/4.3.3.2$Linux_X86_64 LibreOffice_project/430m0$Build-2</meta:generator>
    <meta:initial-creator>Okabe Kiwamu</meta:initial-creator>
    <dc:date>2014-10-31T04:21:05.974357324</dc:date>
    <meta:document-statistic meta:object-count="8"/>
    <meta:template xlink:type="simple" xlink:actuate="onRequest" xlink:title="図A4横" xlink:href="../.config/libreoffice/4/user/template/A4横.otg" meta:date="2014-08-01T16:39:43.497245074"/>
  </office:meta>
</office:document-meta>
</file>